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style:font-name="FreeSans" fo:font-size="18pt" style:font-size-asian="15.75pt" style:font-size-complex="18pt"/>
    </style:style>
    <style:style style:name="P3" style:family="paragraph" style:parent-style-name="Standard">
      <style:paragraph-properties fo:text-align="center" style:justify-single-word="false"/>
      <style:text-properties style:font-name="FreeSans" fo:font-size="18pt" fo:font-weight="bold" style:font-size-asian="15.75pt" style:font-weight-asian="bold" style:font-size-complex="18pt" style:font-weight-complex="bold"/>
    </style:style>
    <style:style style:name="P4" style:family="paragraph" style:parent-style-name="Standard">
      <style:paragraph-properties fo:text-align="center" style:justify-single-word="false"/>
      <style:text-properties style:font-name="FreeSans" fo:font-size="16pt" style:font-size-asian="14pt" style:font-size-complex="16pt"/>
    </style:style>
    <style:style style:name="P5" style:family="paragraph" style:parent-style-name="Standard">
      <style:paragraph-properties fo:text-align="center" style:justify-single-word="false"/>
      <style:text-properties style:font-name="FreeSans" fo:font-size="12pt" style:font-size-asian="10.5pt" style:font-size-complex="12pt"/>
    </style:style>
    <style:style style:name="P6" style:family="paragraph" style:parent-style-name="Standard">
      <style:paragraph-properties fo:text-align="start" style:justify-single-word="false"/>
      <style:text-properties style:font-name="FreeSans" fo:font-size="12pt" style:font-size-asian="10.5pt" style:font-size-complex="12pt"/>
    </style:style>
    <style:style style:name="P7" style:family="paragraph" style:parent-style-name="Standard" style:list-style-name="L1">
      <style:paragraph-properties fo:text-align="start" style:justify-single-word="false"/>
      <style:text-properties style:font-name="FreeSans" fo:font-size="12pt" style:font-size-asian="10.5pt" style:font-size-complex="12pt"/>
    </style:style>
    <style:style style:name="P8" style:family="paragraph" style:parent-style-name="Standard" style:list-style-name="L2">
      <style:paragraph-properties fo:text-align="start" style:justify-single-word="false"/>
      <style:text-properties style:font-name="FreeSans" fo:font-size="12pt" style:font-size-asian="10.5pt" style:font-size-complex="12pt"/>
    </style:style>
    <style:style style:name="P9" style:family="paragraph" style:parent-style-name="Standard">
      <style:paragraph-properties fo:text-align="start" style:justify-single-word="false"/>
      <style:text-properties style:font-name="FreeSans" fo:font-size="12pt" style:text-underline-style="solid" style:text-underline-width="auto" style:text-underline-color="font-color" style:font-size-asian="10.5pt" style:font-size-complex="12pt"/>
    </style:style>
    <style:style style:name="P10" style:family="paragraph" style:parent-style-name="Standard">
      <style:paragraph-properties fo:text-align="start" style:justify-single-word="false"/>
      <style:text-properties style:font-name="FreeSans" fo:font-size="12pt" style:text-underline-style="none" style:font-size-asian="10.5pt" style:font-size-complex="12pt"/>
    </style:style>
    <style:style style:name="P11" style:family="paragraph" style:parent-style-name="Standard">
      <style:paragraph-properties fo:text-align="start" style:justify-single-word="false"/>
      <style:text-properties style:font-name="FreeSan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FreeSans" fo:font-size="12pt"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fo:break-before="page"/>
      <style:text-properties style:font-name="FreeSans" fo:font-size="12pt"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3">2º PROYECTO DE INGENIERÍA II:</text:p>
      <text:p text:style-name="P3">“SISTEMAS DE REDES INALÁMBRICAS EN ALLOY”</text:p>
      <text:p text:style-name="P2"/>
      <text:p text:style-name="P4">Docentes: Pedro Dargenio, Laura Brandán B., Nazareno Aguirre.</text:p>
      <text:p text:style-name="P4">Alumnos: Pablo Oliva, Andrés Luna, Mariana Vargas V.</text:p>
      <text:p text:style-name="P4">Grupo: “Púdrete Flanders”</text:p>
      <text:p text:style-name="P4">Año: 2011</text:p>
      <text:p text:style-name="P5"/>
      <text:p text:style-name="P13">INTRODUCCIÓN</text:p>
      <text:p text:style-name="P6"/>
      <text:p text:style-name="P6">Este proyecto consiste en el modelado de un sistema de redes inalámbricas. Estas están compuestas de un conjunto de nodos que transmiten datos a través de canales de transmisión pero que pueden crear interferencia cuando se solapan, esto es, cuando dos nodos están conectados e intentan usar el mismo canal.</text:p>
      <text:p text:style-name="P6"/>
      <text:p text:style-name="P6">Este trabajo tiene cuatro partes: </text:p>
      <text:list text:style-name="L1">
        <text:list-item>
          <text:p text:style-name="P7">en la primera, dada una red, caracterizamos los nodos que no tienen conflictos, es decir, que no producen interferencia. </text:p>
        </text:list-item>
        <text:list-item>
          <text:p text:style-name="P7">En la segunda, dados un a red y un conjunto de nodos cuyos canales pueden ser modificados, proveemos una reconfiguración del sistema que no tiene conflictos. </text:p>
        </text:list-item>
        <text:list-item>
          <text:p text:style-name="P7">En la tercera parte, extendemos el modelo de red para modelar otra con propiedades especiales, estas son, sólo pueden usarse los canales 3, 6, y 11. También este nuevo sistema es suceptible de ser reconfigurado.</text:p>
        </text:list-item>
        <text:list-item>
          <text:p text:style-name="P7">Por último, generamos redes que no pueden ser reconfiguradas, esto significa que para dichas redes no existe una manipulación de canales de manera tal <text:s/>de quitar interferencias.</text:p>
        </text:list-item>
      </text:list>
      <text:p text:style-name="P6"/>
      <text:p text:style-name="P5">DISEÑO</text:p>
      <text:p text:style-name="P6"/>
      <text:p text:style-name="P6">A continuación se detallarán las desiciones de diseño, dificultades, y correcciones que se han hecho al modelo para cada una de las partes descriptas anteriormente.</text:p>
      <text:p text:style-name="P6"/>
      <text:p text:style-name="P6"><text:span text:style-name="T1">Modelo de red</text:span>.</text:p>
      <text:p text:style-name="P6"/>
      <text:p text:style-name="P12">Creímos conveniente modelar la red como un grafo no dirigido porque resuelve de manera más gentil el problema de reconfiguración de sistemas, que es equivalente al de coloreo de grafos.</text:p>
      <text:p text:style-name="P12"/>
      <text:p text:style-name="P12">Las signaturas son las siguientes:</text:p>
      <text:p text:style-name="P12"/>
      <text:p text:style-name="P12"><text:tab/><text:span text:style-name="T2">sig Node {}</text:span></text:p>
      <text:p text:style-name="P12"><text:span text:style-name="T2"><text:tab/>sig System {</text:span></text:p>
      <text:p text:style-name="P12"><text:span text:style-name="T2"><text:tab/><text:tab/>link : Node-&gt; Node</text:span></text:p>
      <text:p text:style-name="P12"><text:span text:style-name="T2"><text:tab/><text:tab/>channel : Node-&gt; Int</text:span></text:p>
      <text:p text:style-name="P12"><text:span text:style-name="T2"><text:tab/>}</text:span></text:p>
      <text:p text:style-name="P6"/>
      <text:p text:style-name="P6">En un primer momento, la signatura <text:span text:style-name="T3">Node</text:span><text:span text:style-name="T6"> contenía dentro un campo </text:span><text:span text:style-name="T3">channel</text:span><text:span text:style-name="T6"> que representaba con un entero el canal por el que transmitía el nodo. Esto tenía a grandes rasgos dos problemas: el primero, que el nodo es una entidad independiente que en principio puede transmitir por cualquier canal, el segundo y más importante se daba en la definición del predicado que reconfigura redes y se explicará más adelante.</text:span></text:p>
      <text:p text:style-name="P6"/>
      <text:p text:style-name="P6">A estas signaturas le agregamos tres <text:span text:style-name="T3">facts</text:span><text:span text:style-name="T6"> que terminan de cerrar nuestra definición de red.</text:span></text:p>
      <text:list text:style-name="L2">
        <text:list-item>
          <text:p text:style-name="P8"><text:soft-page-break/><text:span text:style-name="T6">La identidad no debe estar contenida en la relación </text:span><text:span text:style-name="T3">link</text:span><text:span text:style-name="T6"> porque esto significaría que cada nodo está en conflicto consigo mismo (dado que un nodo </text:span><text:span text:style-name="T8">n </text:span><text:span text:style-name="T9">es tal que </text:span><text:span text:style-name="T8">n</text:span><text:span text:style-name="T9"> </text:span><text:span text:style-name="T10">→</text:span><text:span text:style-name="T9"> </text:span><text:span text:style-name="T8">n</text:span><text:span text:style-name="T9"> y además tienen el mismo canal porque son la misma instancia de la signatura).</text:span></text:p>
        </text:list-item>
        <text:list-item>
          <text:p text:style-name="P8"><text:span text:style-name="T9">La conversa de la relación </text:span><text:span text:style-name="T4">link</text:span><text:span text:style-name="T9"> debe ser igual a esta. Esto hace que el grafo sea no dirigido, de otro modo, el que los nodos </text:span><text:span text:style-name="T8">n1</text:span><text:span text:style-name="T9"> y </text:span><text:span text:style-name="T8">n2</text:span><text:span text:style-name="T9"> estén conectados de esta manera </text:span><text:span text:style-name="T8">n1</text:span><text:span text:style-name="T9"> </text:span><text:span text:style-name="T10">→</text:span><text:span text:style-name="T9"> </text:span><text:span text:style-name="T8">n2</text:span><text:span text:style-name="T9"> no implicaría que </text:span><text:span text:style-name="T8">n2</text:span><text:span text:style-name="T9"> </text:span><text:span text:style-name="T10">→</text:span><text:span text:style-name="T9"> </text:span><text:span text:style-name="T8">n1</text:span><text:span text:style-name="T9"> lo estén también.</text:span></text:p>
        </text:list-item>
        <text:list-item>
          <text:p text:style-name="P8"><text:span text:style-name="T9">Los canales varían entre los enteros 1 y 14 inclusive.</text:span></text:p>
        </text:list-item>
      </text:list>
      <text:p text:style-name="P6"><text:span text:style-name="T9"/></text:p>
      <text:p text:style-name="P6"><text:span text:style-name="T2"><text:tab/></text:span></text:p>
      <text:p text:style-name="P9">Caracterización de nodos no conflictivos.</text:p>
      <text:p text:style-name="P9"/>
      <text:p text:style-name="P10">Como ya se ha mencionado, consideramos que un nodo es no conflictivo si para cada nodo <text:span text:style-name="T1">n</text:span> con el que está conectado se cumple que el canal de <text:span text:style-name="T1">n</text:span> es distinto al suyo. Si pensamos la red como un grafo no dirigido, esto significa que un nodo N cumple con esta propiedad si para todo nodo <text:span text:style-name="T1">n</text:span>, o bien no existe una arista que una N con <text:span text:style-name="T1">n</text:span>, o bien N y <text:span text:style-name="T1">n</text:span> tienen canales distintos.</text:p>
      <text:p text:style-name="P10"/>
      <text:p text:style-name="P10">Para agrupar en un conjunto los nodos no conflictivos de una red dada, definimos dos predicados, uno que decide si cierto nodo es no-conflictivo, y otro que forma un subconjunto con ellos.</text:p>
      <text:p text:style-name="P10"/>
      <text:p text:style-name="P10"><text:span text:style-name="T1">Reconfiguración de redes</text:span></text:p>
      <text:p text:style-name="P10"/>
      <text:p text:style-name="P10">Diremos que un nodo es “controlable” si puede ser manipulado de manera tal de cambiar su canal de comunicación.</text:p>
      <text:p text:style-name="P10"/>
      <text:p text:style-name="P10">Dada una red y un conjunto de nodos controlables, la reconfiguración de dicha red dará como resultado otra con los mismos nodos y conexiones pero sin conflictos. Esto se logra mediante un predicado que llamamos <text:span text:style-name="T3">Reconfig</text:span><text:span text:style-name="T6"> que toma los nodos controlables y modifica sus canales para evitar el solapamiento.</text:span></text:p>
      <text:p text:style-name="P10"><text:span text:style-name="T6"/></text:p>
      <text:p text:style-name="P10"><text:span text:style-name="T6">Habiendo establecido en </text:span><text:span text:style-name="T3">System</text:span><text:span text:style-name="T6"> la relación </text:span><text:span text:style-name="T3">channel</text:span><text:span text:style-name="T6"> el predicado se define de una manera más simple que dejando en </text:span><text:span text:style-name="T3">Node</text:span><text:span text:style-name="T6"> un entero representando el canal. Veamos porqué ocurre esto: tomemos dos sistemas </text:span><text:span text:style-name="T8">s</text:span><text:span text:style-name="T9"> y </text:span><text:span text:style-name="T8">s'</text:span><text:span text:style-name="T9"> en donde el primero será una red conflictiva y el segundo el resultado de correr </text:span><text:span text:style-name="T4">Reconfig</text:span><text:span text:style-name="T9"> sobre </text:span><text:span text:style-name="T8">s</text:span><text:span text:style-name="T9">. Es necesario explicitar en el predicado en cuestión que la relación </text:span><text:span text:style-name="T4">link</text:span><text:span text:style-name="T9"> quedará igual en ambos porque no está permitido modificar la topología de las conexiones (sino sólo los canales de los nodos controlables). Sin embargo, basta con que el canal de un solo nodo </text:span><text:span text:style-name="T8">n</text:span><text:span text:style-name="T9"> de </text:span><text:span text:style-name="T8">s'</text:span><text:span text:style-name="T9"> sea distinto del de su correspondiente nodo </text:span><text:span text:style-name="T8">n</text:span><text:span text:style-name="T9"> de </text:span><text:span text:style-name="T8">s</text:span><text:span text:style-name="T8"><text:note text:id="ftn0" text:note-class="footnote"><text:note-citation>1</text:note-citation><text:note-body><text:p text:style-name="Footnote">Y de hecho es necesario que esto ocurra dado que la reconfiguración consiste en modificar el número de canal de los nodos controlables, o sea que a menos que <text:span text:style-name="T2">s</text:span> no tenga conflictos desde un principio, Reconfig no será capaz de hacer lo que se tiene previsto que haga.</text:p></text:note-body></text:note></text:span><text:span text:style-name="T9"> para que alloy entienda que ambas relaciones son distintas. Por lo tanto el predicado sólo es capaz de eliminar conflictos en redes que en principio no los tienen. Para resolver esto dejando en </text:span><text:span text:style-name="T4">Node</text:span><text:span text:style-name="T9"> el entero </text:span><text:span text:style-name="T4">channel</text:span><text:span text:style-name="T9"> habría sido necesario definir un predicado auxiliar que establezca que dos relaciones de </text:span><text:span text:style-name="T4">Node-&gt;Node</text:span><text:span text:style-name="T9"> son “iguales” si tienen las mismas conexiones y nodos sin importar los canales de estos.</text:span></text:p>
      <text:p text:style-name="P10"><text:span text:style-name="T9"/></text:p>
      <text:p text:style-name="P10"><text:soft-page-break/><text:span text:style-name="T9">De todos modos, la solución es mucho más sencilla y pasa por cambiar el criterio de nodo por otro que deje en System la “responsabilidad” de determinar por cuál canal se comunicará determinado punto de acceso (o nodo).</text:span></text:p>
      <text:p text:style-name="P10"><text:span text:style-name="T6"/></text:p>
      <text:p text:style-name="P11"><text:span text:style-name="T7">Redes </text:span><text:span text:style-name="T5">SpecSystem.</text:span></text:p>
      <text:p text:style-name="P11"><text:span text:style-name="T7"/></text:p>
      <text:p text:style-name="P11"><text:span text:style-name="T7"/></text:p>
      <text:p text:style-name="P11"><text:span text:style-name="T7"/></text:p>
      <text:p text:style-name="P11"><text:span text:style-name="T7">Sistemas sin solución.</text:span></text:p>
      <text:p text:style-name="P11"><text:span text:style-name="T6"/></text:p>
      <text:p text:style-name="P1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riana</meta:initial-creator>
    <meta:creation-date>2011-06-04T17:37:14</meta:creation-date>
    <dc:creator>mariana</dc:creator>
    <dc:date>2011-06-04T20:20:49</dc:date>
    <meta:editing-cycles>19</meta:editing-cycles>
    <meta:editing-duration>PT2H43M37S</meta:editing-duration>
    <meta:user-defined meta:name="Información 1"/>
    <meta:user-defined meta:name="Información 2"/>
    <meta:user-defined meta:name="Información 3"/>
    <meta:user-defined meta:name="Información 4"/>
    <meta:document-statistic meta:table-count="0" meta:image-count="0" meta:object-count="0" meta:page-count="4" meta:paragraph-count="40" meta:word-count="907" meta:character-count="5324"/>
  </office:meta>
</office:document-meta>
</file>